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0.8cm" table:align="left"/>
    </style:style>
    <style:style style:name="Table1.A" style:family="table-column">
      <style:table-column-properties style:column-width="4.888cm"/>
    </style:style>
    <style:style style:name="Table1.B" style:family="table-column">
      <style:table-column-properties style:column-width="4.902cm"/>
    </style:style>
    <style:style style:name="Table1.C" style:family="table-column">
      <style:table-column-properties style:column-width="11.01cm"/>
    </style:style>
    <style:style style:name="Table1.A1" style:family="table-cell">
      <style:table-cell-properties style:vertical-align="middle" fo:padding="0.049cm" fo:border="0.05pt solid #000000"/>
    </style:style>
    <style:style style:name="P1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3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4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style="italic"/>
    </style:style>
    <style:style style:name="P7" style:family="paragraph" style:parent-style-name="Heading_20_3">
      <style:text-properties fo:font-weight="bold"/>
    </style:style>
    <style:style style:name="P8" style:family="paragraph" style:parent-style-name="Heading_20_4">
      <style:text-properties fo:font-weight="bold"/>
    </style:style>
    <style:style style:name="P9" style:family="paragraph" style:parent-style-name="Standard">
      <style:text-properties fo:font-size="16pt" officeooo:rsid="001bef03" officeooo:paragraph-rsid="001bef03" style:font-size-asian="14pt" style:font-size-complex="16pt"/>
    </style:style>
    <style:style style:name="P10" style:family="paragraph" style:parent-style-name="Standard">
      <style:text-properties fo:font-size="16pt" officeooo:rsid="002489a0" officeooo:paragraph-rsid="002489a0" style:font-size-asian="14pt" style:font-size-complex="16pt"/>
    </style:style>
    <style:style style:name="P11" style:family="paragraph" style:parent-style-name="Standard">
      <style:text-properties officeooo:paragraph-rsid="002489a0"/>
    </style:style>
    <style:style style:name="P12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3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4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5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6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17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officeooo:rsid="002489a0" officeooo:paragraph-rsid="002489a0"/>
    </style:style>
    <style:style style:name="P18" style:family="paragraph" style:parent-style-name="Text_20_body" style:list-style-name="L5"/>
    <style:style style:name="P19" style:family="paragraph" style:parent-style-name="Text_20_body" style:list-style-name="L6"/>
    <style:style style:name="P20" style:family="paragraph" style:parent-style-name="Text_20_body" style:list-style-name="L7"/>
    <style:style style:name="P21" style:family="paragraph" style:parent-style-name="Text_20_body" style:list-style-name="L8"/>
    <style:style style:name="P22" style:family="paragraph" style:parent-style-name="Text_20_body" style:list-style-name="L9"/>
    <style:style style:name="P23" style:family="paragraph" style:parent-style-name="Text_20_body" style:list-style-name="L10"/>
    <style:style style:name="P24" style:family="paragraph" style:parent-style-name="Text_20_body" style:list-style-name="L11"/>
    <style:style style:name="T1" style:family="text">
      <style:text-properties fo:font-weight="bold"/>
    </style:style>
    <style:style style:name="T2" style:family="text">
      <style:text-properties style:font-name="Google Sans Text"/>
    </style:style>
    <style:style style:name="T3" style:family="text">
      <style:text-properties fo:font-style="italic"/>
    </style:style>
    <style:style style:name="T4" style:family="text">
      <style:text-properties fo:font-size="16pt" officeooo:rsid="002489a0" style:font-size-asian="14pt" style:font-size-complex="16pt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model-response-message-contentr_8e33e7874c197c10">
        <text:p text:style-name="P17">Não interprete estes abaixo como correto, mas só do próxima pagina ( 3 ) em diante</text:p>
        <text:p text:style-name="P5"/>
        <text:p text:style-name="P5">Abaixo, agrupei quais artigos "casam" melhor com cada conclusão específica que tiramos dos dados, para você citar com precisão:</text:p>
        <text:h text:style-name="P1" text:outline-level="3">1. Para a Conclusão: "A Renda é o Filtro Real, não a Nota"</text:h>
        <text:p text:style-name="P6">Aqui você prova que o mérito acadêmico foi substituído pela análise de risco.</text:p>
        <text:list text:style-name="L1">
          <text:list-item>
            <text:p text:style-name="P12"><text:span text:style-name="T1">Artigo 4: Lacerda (2025):</text:span> É o seu principal aliado. Ele diz explicitamente que a reforma de 2017 focou na <text:span text:style-name="T1">sustentabilidade financeira</text:span> e que a análise de crédito tornou-se tão importante quanto a nota. Use-o para explicar por que o "Rico com Nota Alta" vira "Não Contratado".</text:p>
          </text:list-item>
          <text:list-item>
            <text:p text:style-name="P12"><text:span text:style-name="T1">Artigo 9: Tagliacolli &amp; Tesser (2024):</text:span> Reforça que o Fies virou uma <text:span text:style-name="T1">política de gestão de risco fiscal</text:span>. Como é um artigo da <text:span text:style-name="T1">UTFPR</text:span>, ele dá autoridade para dizer que o sistema "trava" o rico porque o risco de inadimplência (ou o baixo subsídio) não compensa para o fundo.</text:p>
          </text:list-item>
          <text:list-item>
            <text:p text:style-name="P12"><text:span text:style-name="T1">Artigo 7: Pires (2018):</text:span> Ótimo para contextualizar a transição do "Fies para todos" para o <text:span text:style-name="T1">"rigor fiscal"</text:span>. Ele explica a "sangria" de dinheiro que obrigou o governo a criar essas barreiras financeiras que você viu nos dados.</text:p>
          </text:list-item>
        </text:list>
        <text:h text:style-name="P1" text:outline-level="3">2. Para a Conclusão: "O Muro do Banco e a Expulsão da Classe Média"</text:h>
        <text:p text:style-name="P6">Aqui você explica o gráfico de "Não Contratados" (o vermelho intenso nas rendas altas).</text:p>
        <text:list text:style-name="L2">
          <text:list-item>
            <text:p text:style-name="P13"><text:span text:style-name="T1">Artigo 10: Viana &amp; Braga (2023):</text:span> Eles falam sobre o <text:span text:style-name="T1">"endurecimento" das regras</text:span> e as barreiras normativas. Use este artigo para justificar que o status "Não Contratado" é o reflexo prático desse endurecimento: a burocracia é o braço armado da exclusão financeira.</text:p>
          </text:list-item>
          <text:list-item>
            <text:p text:style-name="P13"><text:span text:style-name="T1">Artigo 6: Meneguin &amp; Bezerra (2022):</text:span> Eles explicam o novo desenho focado em evitar riscos bilionários. Isso "mata a charada" de por que candidatos com nota excelente são barrados: o sistema prefere deixar a vaga ociosa do que assumir o risco de um contrato que a família não vai conseguir co-participar.</text:p>
          </text:list-item>
        </text:list>
        <text:h text:style-name="P1" text:outline-level="3">3. Para a Conclusão: "A Repescagem Social (Pobre com Nota Baixa Entra)"</text:h>
        <text:p text:style-name="P6">Aqui você explica por que o "Verde" aparece no fundo esquerdo do heatmap (Nota Inferior + Renda Baixa).</text:p>
        <text:list text:style-name="L3">
          <text:list-item>
            <text:p text:style-name="P14"><text:span text:style-name="T1">Artigo 8: Rocha, Monasterio &amp; Ehrl (2016):</text:span> Eles mostram que o público real do Fies tem <text:span text:style-name="T1">salários iniciais baixíssimos</text:span>. Use isso para explicar que o sistema "abre a mão" na nota para esses candidatos porque eles são o <text:span text:style-name="T1">objetivo social original</text:span>: pessoas que o salto salarial pós-formado será maior e que o governo subsidia quase 100%, facilitando a assinatura.</text:p>
          </text:list-item>
          <text:list-item>
            <text:p text:style-name="P14"><text:span text:style-name="T1">Artigo 5: Maniçoba &amp; Santos (2017):</text:span> Eles destacam que a <text:span text:style-name="T1">ociosidade de recursos</text:span> (vaga vazia) é um prejuízo para as faculdades. Isso justifica por que, quando o rico desiste, a faculdade aceita o pobre com nota menor na repescagem: é melhor ter um aluno financiado 100% pelo governo (recebimento garantido) do que uma vaga vazia.</text:p>
          </text:list-item>
        </text:list>
        <text:h text:style-name="P1" text:outline-level="3">4. Para a Conclusão: "Específica de TI e Computação"</text:h>
        <text:p text:style-name="P6">Aqui você amarra o tema central do seu curso.</text:p>
        <text:list text:style-name="L4">
          <text:list-item>
            <text:p text:style-name="P15"><text:soft-page-break/><text:span text:style-name="T1">Artigo 3: Viana Filho &amp; Carvalho:</text:span> Como seu foco é TI, use este artigo para comparar se o perfil que o Enade aponta como "aluno de sucesso" (que se dedica e pesquisa) é o mesmo que o Fies está conseguindo contratar. Se o Fies está expulsando os alunos de nota alta em TI, você pode sugerir que o programa está <text:span text:style-name="T1">prejudicando a qualidade futura da mão de obra de TI</text:span> no Brasil.</text:p>
          </text:list-item>
        </text:list>
        <text:p text:style-name="Horizontal_20_Line"/>
        <text:h text:style-name="P1" text:outline-level="3">Tabela de "Match" para o seu Relatório: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able:table-row>
              <table:table-cell table:style-name="Table1.A1" office:value-type="string">
                <text:p text:style-name="P2"><text:span text:style-name="Strong_20_Emphasis"><text:span text:style-name="T2">Conclusão dos Dados</text:span></text:span></text:p>
              </table:table-cell>
              <table:table-cell table:style-name="Table1.A1" office:value-type="string">
                <text:p text:style-name="P2"><text:span text:style-name="Strong_20_Emphasis"><text:span text:style-name="T2">Artigos para Citar</text:span></text:span></text:p>
              </table:table-cell>
              <table:table-cell table:style-name="Table1.A1" office:value-type="string">
                <text:p text:style-name="P2"><text:span text:style-name="Strong_20_Emphasis"><text:span text:style-name="T2">O que dizer?</text:span></text:span></text:p>
              </table:table-cell>
            </table:table-row>
          </table:table-header-rows>
          <table:table-row>
            <table:table-cell table:style-name="Table1.A1" office:value-type="string">
              <text:p text:style-name="P3">Rico com nota alta roda</text:p>
            </table:table-cell>
            <table:table-cell table:style-name="Table1.A1" office:value-type="string">
              <text:p text:style-name="P4">Lacerda (2025), Tagliacolli (2024)</text:p>
            </table:table-cell>
            <table:table-cell table:style-name="Table1.A1" office:value-type="string">
              <text:p text:style-name="P4">"O Fies prioriza a sustentabilidade do fundo sobre o mérito."</text:p>
            </table:table-cell>
          </table:table-row>
          <table:table-row>
            <table:table-cell table:style-name="Table1.A1" office:value-type="string">
              <text:p text:style-name="P3">Pobre com nota baixa entra</text:p>
            </table:table-cell>
            <table:table-cell table:style-name="Table1.A1" office:value-type="string">
              <text:p text:style-name="P4">Rocha (2016), Maniçoba (2017)</text:p>
            </table:table-cell>
            <table:table-cell table:style-name="Table1.A1" office:value-type="string">
              <text:p text:style-name="P4">"O sistema busca a solvência: quem tem 100% de subsídio assina mais rápido."</text:p>
            </table:table-cell>
          </table:table-row>
          <table:table-row>
            <table:table-cell table:style-name="Table1.A1" office:value-type="string">
              <text:p text:style-name="P3">Gargalo de "Não Contratado"</text:p>
            </table:table-cell>
            <table:table-cell table:style-name="Table1.A1" office:value-type="string">
              <text:p text:style-name="P4">Viana &amp; Braga (2023)</text:p>
            </table:table-cell>
            <table:table-cell table:style-name="Table1.A1" office:value-type="string">
              <text:p text:style-name="P4">"As barreiras burocráticas funcionam como um filtro de exclusão."</text:p>
            </table:table-cell>
          </table:table-row>
          <table:table-row>
            <table:table-cell table:style-name="Table1.A1" office:value-type="string">
              <text:p text:style-name="P3">Eficácia por Região/Curso</text:p>
            </table:table-cell>
            <table:table-cell table:style-name="Table1.A1" office:value-type="string">
              <text:p text:style-name="P4">Fernandes (2019), Viana Filho</text:p>
            </table:table-cell>
            <table:table-cell table:style-name="Table1.A1" office:value-type="string">
              <text:p text:style-name="P4">"A Meta 12 do PNE sofre com a ociosidade gerada pelo filtro financeiro."</text:p>
            </table:table-cell>
          </table:table-row>
        </table:table>
        <text:p text:style-name="P5">o termo <text:span text:style-name="T1">"Seletividade Financeira"</text:span> (do Lacerda) para descrever o que você viu nos Heatmaps. Isso dá um tom acadêmico muito forte para a sua descoberta de que "o dinheiro manda na nota".</text:p>
      </text:section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11"><text:span text:style-name="T4">Efetivmente : </text:span></text:p>
      <text:p text:style-name="P11"><text:span text:style-name="T4"/></text:p>
      <text:p text:style-name="P11">1. Fernandes (2019) - <text:span text:style-name="T3">O Novo Fies e a ociosidade de vagas</text:span></text:p>
      <text:list text:style-name="L5">
        <text:list-item>
          <text:p text:style-name="P18"><text:span text:style-name="T1">O que você dizia:</text:span> O texto tratava da ociosidade e do Novo Fies.</text:p>
        </text:list-item>
        <text:list-item>
          <text:p text:style-name="P18"><text:span text:style-name="T1">O que o PDF diz:</text:span> Este é um <text:span text:style-name="T1">Texto para Discussão do IPEA</text:span>. O autor analisa exatamente o impacto das novas regras (P-Fies vs Fies) e como isso gerou ociosidade (vagas não preenchidas). Ele discute a mudança da taxa de juros, o risco compartilhado com as instituições privadas e a queda na demanda.</text:p>
        </text:list-item>
        <text:list-item>
          <text:p text:style-name="P18"><text:span text:style-name="T1">Veredito:</text:span> <text:span text:style-name="T1">OURO PURO.</text:span> Este texto é fundamental para o seu trabalho. Ele confirma diretamente a sua tese de que o "desenho" do programa causou a ociosidade.</text:p>
          <text:list>
            <text:list-item>
              <text:p text:style-name="P18"><text:span text:style-name="T3">Pode usar?</text:span> <text:span text:style-name="T1">SIM.</text:span> Pode citar na parte que fala sobre ociosidade estrutural.</text:p>
            </text:list-item>
          </text:list>
        </text:list-item>
      </text:list>
      <text:h text:style-name="Heading_20_3" text:outline-level="3">2. Viana &amp; Braga (2023) - <text:span text:style-name="T3">O impacto das alterações do FIES na permanência...</text:span></text:h>
      <text:list text:style-name="L6">
        <text:list-item>
          <text:p text:style-name="P19"><text:span text:style-name="T1">O que você dizia:</text:span> Falava sobre barreiras burocráticas e "travas" que impedem a matrícula/permanência.</text:p>
        </text:list-item>
        <text:list-item>
          <text:p text:style-name="P19"><text:span text:style-name="T1">O que o PDF diz:</text:span> O artigo analisa a permanência no ensino superior e como as mudanças no FIES (endurecimento das regras) afetaram a evasão. Eles concluem que o FIES é crucial para a permanência, mas que as novas exigências dificultaram o acesso e a manutenção dos alunos pobres, aumentando a evasão ou impedindo a entrada.</text:p>
        </text:list-item>
        <text:list-item>
          <text:p text:style-name="P19"><text:span text:style-name="T1">Veredito:</text:span> <text:span text:style-name="T1">MUITO ÚTIL.</text:span> Confirma que as regras burocráticas (fiador, aditamento) viraram um muro.</text:p>
          <text:list>
            <text:list-item>
              <text:p text:style-name="P19"><text:span text:style-name="T3">Pode usar?</text:span> <text:span text:style-name="T1">SIM.</text:span> Se encaixa perfeitamente no seu argumento sobre "Muro Burocrático".</text:p>
            </text:list-item>
          </text:list>
        </text:list-item>
      </text:list>
      <text:h text:style-name="Heading_20_3" text:outline-level="3">3. Tagliacolli &amp; Tesser (2024) - <text:span text:style-name="T3">Sustentabilidade financeira e renegociação...</text:span></text:h>
      <text:list text:style-name="L7">
        <text:list-item>
          <text:p text:style-name="P20"><text:span text:style-name="T1">O que você dizia:</text:span> O FIES virou instrumento de gestão de risco e foca na recuperação de crédito.</text:p>
        </text:list-item>
        <text:list-item>
          <text:p text:style-name="P20"><text:span text:style-name="T1">O que o PDF diz:</text:span> O foco principal é a <text:span text:style-name="T1">inadimplência</text:span> e as leis de renegociação de dívidas ("Desenrola Fies"). Eles discutem como o programa acumulou dívidas impagáveis e como o governo tenta mitigar esse risco fiscal hoje.</text:p>
        </text:list-item>
        <text:list-item>
          <text:p text:style-name="P20"><text:span text:style-name="T1">Veredito:</text:span> <text:span text:style-name="T1">ÚTIL, MAS COM CUIDADO.</text:span> Ele foca mais no "pós-curso" (dívida) do que na seleção (entrada). Mas serve para justificar <text:span text:style-name="T3">por que</text:span> o governo ficou tão rigoroso na seleção (para evitar essa dívida futura).</text:p>
          <text:list>
            <text:list-item>
              <text:p text:style-name="P20"><text:span text:style-name="T3">Pode usar?</text:span> <text:span text:style-name="T1">SIM</text:span>, mas ajuste a frase para dizer que "a gestão de risco observada na entrada é reflexo da crise de inadimplência analisada por Tagliacolli (2024)".</text:p>
            </text:list-item>
          </text:list>
        </text:list-item>
      </text:list>
      <text:h text:style-name="Heading_20_3" text:outline-level="3">4. Lacerda (2025) - <text:span text:style-name="T3">Impactos da reforma do Fies na qualidade...</text:span></text:h>
      <text:list text:style-name="L8">
        <text:list-item>
          <text:p text:style-name="P21"><text:span text:style-name="T1">O que você dizia:</text:span> Citava o conceito de "Seletividade Financeira".</text:p>
        </text:list-item>
        <text:list-item>
          <text:p text:style-name="P21"><text:span text:style-name="T1">O que o PDF diz:</text:span> É uma dissertação de mestrado que investiga se a reforma de 2017 (Novo Fies) melhorou ou piorou a <text:span text:style-name="T1">qualidade</text:span> (nota ENADE) dos cursos. A autora descobre que a reforma teve impacto na qualidade.</text:p>
        </text:list-item>
        <text:list-item>
          <text:p text:style-name="P21"><text:span text:style-name="T1">Veredito:</text:span> <text:span text:style-name="T1">RISCO.</text:span> O foco dela é <text:span text:style-name="T3">Qualidade Acadêmica</text:span>, não necessariamente "Seletividade Financeira" como filtro de entrada de alunos ricos/pobres. Ela toca no assunto, mas o cerne é outro.</text:p>
          <text:list>
            <text:list-item>
              <text:p text:style-name="P21"><text:span text:style-name="T3">Pode usar?</text:span> <text:span text:style-name="T1">Talvez não para o conceito específico de "Seletividade Financeira".</text:span> Melhor manter Meneguin (2022) para a parte financeira.</text:p>
            </text:list-item>
          </text:list>
        </text:list-item>
      </text:list>
      <text:h text:style-name="Heading_20_3" text:outline-level="3"><text:soft-page-break/>5. Rocha et al. (2016) - <text:span text:style-name="T3">O perfil do egresso do Fies...</text:span></text:h>
      <text:list text:style-name="L9">
        <text:list-item>
          <text:p text:style-name="P22"><text:span text:style-name="T1">O que você dizia:</text:span> Citava sobre "Repescagem Social" e solvência.</text:p>
        </text:list-item>
        <text:list-item>
          <text:p text:style-name="P22"><text:span text:style-name="T1">O que o PDF diz:</text:span> Analisa o salário de quem se formou com FIES. É de 2016 (antes do Novo Fies).</text:p>
        </text:list-item>
        <text:list-item>
          <text:p text:style-name="P22"><text:span text:style-name="T1">Veredito:</text:span> <text:span text:style-name="T1">CORTE.</text:span> Este texto é anterior à mudança da lei que você está criticando (2018). Usá-lo para explicar a lógica do "Novo Fies" (P-Fies, risco bancário) é anacrônico (erro temporal). <text:span text:style-name="T1">Não use.</text:span></text:p>
        </text:list-item>
      </text:list>
      <text:h text:style-name="Heading_20_3" text:outline-level="3">6. Maniçoba &amp; Santos (2017)</text:h>
      <text:list text:style-name="L10">
        <text:list-item>
          <text:p text:style-name="P23"><text:span text:style-name="T1">Veredito:</text:span> Também é anterior ao Novo Fies (2018). Embora fale de acesso, não serve para criticar as regras atuais de risco bancário e fundo garantidor, que não existiam na época. <text:span text:style-name="T1">Não use.</text:span></text:p>
        </text:list-item>
      </text:list>
      <text:p text:style-name="Horizontal_20_Line"/>
      <text:h text:style-name="P7" text:outline-level="3">Conclusão e Recomendação Final</text:h>
      <text:p text:style-name="Text_20_body">Você estava certo em duvidar de alguns (Rocha, Maniçoba), mas <text:span text:style-name="T1">você tem "ouro" nas mãos</text:span> com Fernandes (2019) e Viana (2023).</text:p>
      <text:p text:style-name="Text_20_body"><text:span text:style-name="T1">Minha sugestão estratégica:</text:span> Reincorpore <text:span text:style-name="T1">Fernandes (2019)</text:span> e <text:span text:style-name="T1">Viana (2023)</text:span> ao seu relatório. Eles dão corpo ao seu trabalho e mostram que você leu literatura específica sobre ociosidade e permanência, não apenas sobre "contabilidade" (Meneguin).</text:p>
      <text:p text:style-name="Text_20_body">Aqui está como ficaria sua <text:span text:style-name="T1">Seção 6 (Discussão)</text:span> "turbinada" com as referências corretas (sem inventar nada):</text:p>
      <text:h text:style-name="P8" text:outline-level="4">Como ajustar o texto:</text:h>
      <text:list text:style-name="L11">
        <text:list-item>
          <text:p text:style-name="P24"><text:span text:style-name="T1">Mantenha Meneguin (2022)</text:span> para falar da parte Financeira/Fiscal/Risco.</text:p>
        </text:list-item>
        <text:list-item>
          <text:p text:style-name="P24"><text:span text:style-name="T1">Adicione Fernandes (2019)</text:span> no item 6.3 para falar especificamente sobre a <text:span text:style-name="T1">ociosidade</text:span>.</text:p>
          <text:list>
            <text:list-item>
              <text:p text:style-name="P24"><text:span text:style-name="T3">Exemplo:</text:span> "Essa ociosidade não é acidental. Fernandes (2019) já alertava que o desenho do Novo Fies, ao exigir maior coparticipação e impor juros reais para certas modalidades (P-Fies), reduziria drasticamente a demanda, gerando vagas ociosas."</text:p>
            </text:list-item>
          </text:list>
        </text:list-item>
        <text:list-item>
          <text:p text:style-name="P24"><text:span text:style-name="T1">Adicione Viana &amp; Braga (2023)</text:span> para falar da burocracia.</text:p>
          <text:list>
            <text:list-item>
              <text:p text:style-name="P24"><text:span text:style-name="T3">Exemplo:</text:span> "As barreiras de entrada detectadas confirmam Viana e Braga (2023), que identificam nas exigências burocráticas (como fiadores e aditamentos rígidos) os principais entraves para o acesso e permanência dos estudantes."</text:p>
            </text:list-item>
          </text:list>
        </text:list-item>
      </text:list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101cm" fo:margin-bottom="0.101cm" fo:margin-left="0.101cm" fo:margin-right="0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5:01:06.408230067</meta:creation-date>
    <dc:date>2026-02-18T15:56:24.071948036</dc:date>
    <meta:editing-duration>PT4M36S</meta:editing-duration>
    <meta:editing-cycles>7</meta:editing-cycles>
    <meta:generator>LibreOffice/24.2.7.2$Linux_X86_64 LibreOffice_project/420$Build-2</meta:generator>
    <meta:document-statistic meta:table-count="1" meta:image-count="0" meta:object-count="0" meta:page-count="4" meta:paragraph-count="72" meta:word-count="1453" meta:character-count="8520" meta:non-whitespace-character-count="7171"/>
  </office:meta>
</office:document-meta>
</file>